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7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328cm" fo:break-before="auto" style:use-optimal-row-height="true"/>
    </style:style>
    <style:style style:name="ro11" style:family="table-row">
      <style:table-row-properties style:row-height="2.1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66ff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99ff33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1" fo:font-size="10pt" style:font-name-asian="Gentium1" style:font-size-asian="10pt" style:font-name-complex="Gentium1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2">
          <table:table-cell office:value-type="string">
            <text:p>b/m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2">
          <table:table-cell office:value-type="string">
            <text:p>bl/m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3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2">
          <table:table-cell office:value-type="string">
            <text:p>bl/mbl</text:p>
          </table:table-cell>
          <table:table-cell table:number-columns-repeated="2" office:value-type="string">
            <text:p>u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2">
          <table:table-cell office:value-type="string">
            <text:p>b/mb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12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3">
          <table:table-cell office:value-type="string">
            <text:p>b/m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13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hrok</text:p>
          </table:table-cell>
          <table:table-cell office:value-type="string">
            <text:p>ok</text:p>
          </table:table-cell>
          <table:table-cell office:value-type="string">
            <text:p>break</text:p>
          </table:table-cell>
          <table:table-cell office:value-type="string">
            <text:p>vlab</text:p>
          </table:table-cell>
          <table:table-cell table:number-columns-repeated="2"/>
          <table:table-cell table:style-name="ce8" office:value-type="string">
            <text:p>brik</text:p>
          </table:table-cell>
          <table:table-cell office:value-type="string">
            <text:p>break, burst</text:p>
          </table:table-cell>
          <table:table-cell table:number-columns-repeated="1013"/>
        </table:table-row>
        <table:table-row table:style-name="ro3">
          <table:table-cell office:value-type="string">
            <text:p>br/m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3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12" office:value-type="string">
            <text:p>ɴbod, bos</text:p>
          </table:table-cell>
          <table:table-cell table:number-columns-repeated="1006"/>
        </table:table-row>
        <table:table-row table:style-name="ro1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1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4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3">
          <table:table-cell office:value-type="string">
            <text:p>d/nd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, du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1">
          <table:table-cell office:value-type="string">
            <text:p>d/n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5">
          <table:table-cell office:value-type="string">
            <text:p>d/n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1009"/>
        </table:table-row>
        <table:table-row table:style-name="ro6">
          <table:table-cell office:value-type="string">
            <text:p>d/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7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4">
          <table:table-cell office:value-type="string">
            <text:p>d/n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7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3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dwakt</text:p>
          </table:table-cell>
          <table:table-cell office:value-type="string">
            <text:p>be enough</text:p>
          </table:table-cell>
          <table:table-cell table:style-name="ce7"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pt</text:p>
          </table:table-cell>
          <table:table-cell office:value-type="string">
            <text:p>fill, draw (water)</text:p>
          </table:table-cell>
          <table:table-cell table:number-columns-repeated="4"/>
          <table:table-cell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8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1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2">
          <table:table-cell table:number-columns-repeated="3"/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say, quote, relate</text:p>
          </table:table-cell>
          <table:table-cell table:number-columns-repeated="1013"/>
        </table:table-row>
        <table:table-row table:style-name="ro2">
          <table:table-cell office:value-type="string">
            <text:p>dz/n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1">
          <table:table-cell office:value-type="string">
            <text:p>dz/ndz ~tsh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3">
          <table:table-cell office:value-type="string">
            <text:p>dz/ndz ~ts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kt</text:p>
          </table:table-cell>
          <table:table-cell office:value-type="string">
            <text:p>jump down</text:p>
          </table:table-cell>
          <table:table-cell table:number-columns-repeated="4"/>
          <table:table-cell office:value-type="string">
            <text:p>cʰukma (cʰukta)</text:p>
          </table:table-cell>
          <table:table-cell office:value-type="string">
            <text:p>to jump, land (birds, planes)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dʑ/ndʑ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1">
          <table:table-cell office:value-type="string">
            <text:p>dz</text:p>
          </table:table-cell>
          <table:table-cell table:number-columns-repeated="2" office:value-type="string">
            <text:p>i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8">
          <table:table-cell office:value-type="string">
            <text:p>g/kh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9">
          <table:table-cell office:value-type="string">
            <text:p>g/ŋ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4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table:style-name="ce4"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8">
          <table:table-cell office:value-type="string">
            <text:p>g/ŋ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5">
          <table:table-cell office:value-type="string">
            <text:p>g/ŋg ~ k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ghrɛmt</text:p>
          </table:table-cell>
          <table:table-cell office:value-type="string">
            <text:p>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10">
          <table:table-cell office:value-type="string">
            <text:p>gr/ŋgr ~g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11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???</text:p>
          </table:table-cell>
          <table:table-cell office:value-type="string">
            <text:p>ŋ</text:p>
          </table:table-cell>
          <table:table-cell table:style-name="ce5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6" office:value-type="string">
            <text:p>ɦel</text:p>
          </table:table-cell>
          <table:table-cell table:style-name="ce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2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2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3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4">
          <table:table-cell office:value-type="string">
            <text:p>h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5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2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8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3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2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3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5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12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3">
          <table:table-cell office:value-type="string">
            <text:p>??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style-name="ce7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1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2"/>
          <table:table-cell table:style-name="ce9" office:value-type="string">
            <text:p>ywa</text:p>
          </table:table-cell>
          <table:table-cell office:value-type="string">
            <text:p>come down</text:p>
          </table:table-cell>
          <table:table-cell table:number-columns-repeated="4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2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1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融</text:p>
          </table:table-cell>
          <table:table-cell table:number-columns-repeated="1004"/>
        </table:table-row>
        <table:table-row table:style-name="ro2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6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10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2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2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2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e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yap</text:p>
          </table:table-cell>
          <table:table-cell office:value-type="string">
            <text:p>stick, attach, glue</text:p>
          </table:table-cell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8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8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1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3">
          <table:table-cell office:value-type="string">
            <text:p>kh ~ ŋg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2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4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7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2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8"/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2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13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6">
          <table:table-cell office:value-type="string">
            <text:p>kh/g</text:p>
          </table:table-cell>
          <table:table-cell table:number-columns-repeated="2" office:value-type="string">
            <text:p>ɑ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upt</text:p>
          </table:table-cell>
          <table:table-cell office:value-type="string">
            <text:p>gather, collect</text:p>
          </table:table-cell>
          <table:table-cell table:number-columns-repeated="4"/>
          <table:table-cell table:style-name="ce10" office:value-type="string">
            <text:p>kapma, kaptu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t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2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4" office:value-type="string">
            <text:p>khway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3">
          <table:table-cell office:value-type="string">
            <text:p>khr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2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e: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2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kwakt, ko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10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2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3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ur ???</text:p>
          </table:table-cell>
          <table:table-cell office:value-type="string">
            <text:p>r</text:p>
          </table:table-cell>
          <table:table-cell table:style-name="ce3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11"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8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1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, lo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yamt</text:p>
          </table:table-cell>
          <table:table-cell office:value-type="string">
            <text:p>taste (salt, gravy)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2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2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li (n)</text:p>
          </table:table-cell>
          <table:table-cell/>
          <table:table-cell office:value-type="string">
            <text:p>penis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liy</text:p>
          </table:table-cell>
          <table:table-cell office:value-type="string">
            <text:p>masturbate</text:p>
          </table:table-cell>
          <table:table-cell table:number-columns-repeated="6"/>
          <table:table-cell table:style-name="Default" office:value-type="string">
            <text:p>mdʑe</text:p>
          </table:table-cell>
          <table:table-cell table:style-name="Default"/>
          <table:table-cell table:number-columns-repeated="1005"/>
        </table:table-row>
        <table:table-row table:style-name="ro2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4" office:value-type="string">
            <text:p>lokt</text:p>
          </table:table-cell>
          <table:table-cell office:value-type="string">
            <text:p>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boil, simmer, bubble up</text:p>
          </table:table-cell>
          <table:table-cell office:value-type="string">
            <text:p>lakt</text:p>
          </table:table-cell>
          <table:table-cell office:value-type="string">
            <text:p>boil</text:p>
          </table:table-cell>
          <table:table-cell table:number-columns-repeated="1011"/>
        </table:table-row>
        <table:table-row table:style-name="ro2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u</text:p>
          </table:table-cell>
          <table:table-cell office:value-type="string">
            <text:p>cause a mental or bodily sensation</text:p>
          </table:table-cell>
          <table:table-cell table:number-columns-repeated="4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4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number-columns-repeated="4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1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3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2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3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1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u/ɛtt</text:p>
          </table:table-cell>
          <table:table-cell office:value-type="string">
            <text:p>tt</text:p>
          </table:table-cell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nekt</text:p>
          </table:table-cell>
          <table:table-cell office:value-type="string">
            <text:p>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ɨkma (nɨkta)</text:p>
          </table:table-cell>
          <table:table-cell office:value-type="string">
            <text:p>to cover, be buried</text:p>
          </table:table-cell>
          <table:table-cell table:number-columns-repeated="1007"/>
        </table:table-row>
        <table:table-row table:style-name="ro3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ŋwam</text:p>
          </table:table-cell>
          <table:table-cell office:value-type="string">
            <text:p>smell, sniff</text:p>
          </table:table-cell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1">
          <table:table-cell office:value-type="string">
            <text:p>n</text:p>
          </table:table-cell>
          <table:table-cell office:value-type="string">
            <text:p>o/ɑŋ</text:p>
          </table:table-cell>
          <table:table-cell office:value-type="string">
            <text:p>ŋ</text:p>
          </table:table-cell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1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11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4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3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2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ŋet</text:p>
          </table:table-cell>
          <table:table-cell office:value-type="string">
            <text:p>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yat</text:p>
          </table:table-cell>
          <table:table-cell office:value-type="string">
            <text:p>hurt</text:p>
          </table:table-cell>
          <table:table-cell table:number-columns-repeated="4"/>
          <table:table-cell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number-columns-repeated="1007"/>
        </table:table-row>
        <table:table-row table:style-name="ro2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ŋin</text:p>
          </table:table-cell>
          <table:table-cell office:value-type="string">
            <text:p>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office:value-type="string">
            <text:p>ŋint</text:p>
          </table:table-cell>
          <table:table-cell office:value-type="string">
            <text:p>be afraid of</text:p>
          </table:table-cell>
          <table:table-cell office:value-type="string">
            <text:p>ŋi:t</text:p>
          </table:table-cell>
          <table:table-cell office:value-type="string">
            <text:p>fear, bea afraid</text:p>
          </table:table-cell>
          <table:table-cell table:number-columns-repeated="1013"/>
        </table:table-row>
        <table:table-row table:style-name="ro1">
          <table:table-cell office:value-type="string">
            <text:p>ŋ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1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ŋir</text:p>
          </table:table-cell>
          <table:table-cell office:value-type="string">
            <text:p>roar</text:p>
          </table:table-cell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3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, pu</text:p>
          </table:table-cell>
          <table:table-cell office:value-type="string">
            <text:p>make</text:p>
          </table:table-cell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4"/>
          <table:table-cell office:value-type="string">
            <text:p>bʲed, bʲas</text:p>
          </table:table-cell>
          <table:table-cell table:style-name="Default" office:value-type="string">
            <text:p>pa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phekt</text:p>
          </table:table-cell>
          <table:table-cell office:value-type="string">
            <text:p>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k, phryak</text:p>
          </table:table-cell>
          <table:table-cell office:value-type="string">
            <text:p>flick away, knock away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pher</text:p>
          </table:table-cell>
          <table:table-cell office:value-type="string">
            <text:p>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r(s)</text:p>
          </table:table-cell>
          <table:table-cell office:value-type="string">
            <text:p>sew</text:p>
          </table:table-cell>
          <table:table-cell table:number-columns-repeated="1013"/>
        </table:table-row>
        <table:table-row table:style-name="ro4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7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  <table:table-cell table:number-columns-repeated="1004"/>
        </table:table-row>
        <table:table-row table:style-name="ro8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2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1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8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2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14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3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wal</text:p>
          </table:table-cell>
          <table:table-cell office:value-type="string">
            <text:p>stir rice, vegetables with a spoon</text:p>
          </table:table-cell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1009"/>
        </table:table-row>
        <table:table-row table:style-name="ro2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rwaŋ</text:p>
          </table:table-cell>
          <table:table-cell office:value-type="string">
            <text:p>unfasten, untie</text:p>
          </table:table-cell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10">
          <table:table-cell office:value-type="string">
            <text:p>ph ~p</text:p>
          </table:table-cell>
          <table:table-cell office:value-type="string">
            <text:p>u/o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13">
          <table:table-cell table:number-columns-repeated="3"/>
          <table:table-cell office:value-type="string">
            <text:p>phum</text:p>
          </table:table-cell>
          <table:table-cell office:value-type="string">
            <text:p>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number-columns-repeated="1013"/>
        </table:table-row>
        <table:table-row table:style-name="ro1">
          <table:table-cell office:value-type="string">
            <text:p>p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2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3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it</text:p>
          </table:table-cell>
          <table:table-cell office:value-type="string">
            <text:p>bring (horizontal plane)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14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6" office:value-type="string">
            <text:p>pil</text:p>
          </table:table-cell>
          <table:table-cell table:style-name="ce6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10">
          <table:table-cell table:number-columns-repeated="3"/>
          <table:table-cell office:value-type="string">
            <text:p>plent</text:p>
          </table:table-cell>
          <table:table-cell office:value-type="string">
            <text:p>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ey</text:p>
          </table:table-cell>
          <table:table-cell office:value-type="string">
            <text:p>refrain from doing, be stopped</text:p>
          </table:table-cell>
          <table:table-cell table:number-columns-repeated="1013"/>
        </table:table-row>
        <table:table-row table:style-name="ro10">
          <table:table-cell table:number-columns-repeated="3"/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yap</text:p>
          </table:table-cell>
          <table:table-cell office:value-type="string">
            <text:p>fold over (blyam be folded)</text:p>
          </table:table-cell>
          <table:table-cell table:number-columns-repeated="4"/>
          <table:table-cell table:style-name="ce9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3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8">
          <table:table-cell office:value-type="string">
            <text:p>p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style-name="ce3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i</text:p>
          </table:table-cell>
          <table:table-cell office:value-type="string">
            <text:p>to flower, swell, thrive</text:p>
          </table:table-cell>
          <table:table-cell table:style-name="ce7" office:value-type="string">
            <text:p>pont</text:p>
          </table:table-cell>
          <table:table-cell table:style-name="ce7"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wat</text:p>
          </table:table-cell>
          <table:table-cell office:value-type="string">
            <text:p>tie up</text:p>
          </table:table-cell>
          <table:table-cell table:number-columns-repeated="1013"/>
        </table:table-row>
        <table:table-row table:style-name="ro8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prok</text:p>
          </table:table-cell>
          <table:table-cell office:value-type="string">
            <text:p>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2"/>
          <table:table-cell table:style-name="ce4" office:value-type="string">
            <text:p>prwak</text:p>
          </table:table-cell>
          <table:table-cell office:value-type="string">
            <text:p>run away</text:p>
          </table:table-cell>
          <table:table-cell table:number-columns-repeated="1013"/>
        </table:table-row>
        <table:table-row table:style-name="ro2"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10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phamt</text:p>
          </table:table-cell>
          <table:table-cell office:value-type="string">
            <text:p>grasp in one's fist</text:p>
          </table:table-cell>
          <table:table-cell table:number-columns-repeated="4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8">
          <table:table-cell office:value-type="string">
            <text:p>r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ryak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5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office:value-type="string">
            <text:p>rept</text:p>
          </table:table-cell>
          <table:table-cell office:value-type="string">
            <text:p>respect</text:p>
          </table:table-cell>
          <table:table-cell office:value-type="string">
            <text:p>ryapt</text:p>
          </table:table-cell>
          <table:table-cell office:value-type="string">
            <text:p>obey so, heed so's words (yapt « erect, make stand upright »)</text:p>
          </table:table-cell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  <table:table-cell table:number-columns-repeated="1004"/>
        </table:table-row>
        <table:table-row table:style-name="ro1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rya</text:p>
          </table:table-cell>
          <table:table-cell office:value-type="string">
            <text:p>be malicious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4">
          <table:table-cell office:value-type="string">
            <text:p>??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1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2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table:style-name="ce9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string">
            <text:p>ront</text:p>
          </table:table-cell>
          <table:table-cell office:value-type="string">
            <text:p>ont</text:p>
          </table:table-cell>
          <table:table-cell office:value-type="string">
            <text:p>make a hole from the bottom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nma (rontu)</text:p>
          </table:table-cell>
          <table:table-cell office:value-type="string">
            <text:p>pierce</text:p>
          </table:table-cell>
          <table:table-cell table:number-columns-repeated="1007"/>
        </table:table-row>
        <table:table-row table:style-name="ro1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8">
          <table:table-cell office:value-type="string">
            <text:p>r</text:p>
          </table:table-cell>
          <table:table-cell office:value-type="string">
            <text:p>u/ɔk</text:p>
          </table:table-cell>
          <table:table-cell office:value-type="string">
            <text:p>k</text:p>
          </table:table-cell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4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8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3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7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7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2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3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7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7" office:value-type="string">
            <text:p>sek</text:p>
          </table:table-cell>
          <table:table-cell office:value-type="string">
            <text:p>to choose</text:p>
          </table:table-cell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5">
          <table:table-cell table:number-columns-repeated="3"/>
          <table:table-cell table:style-name="ce4" office:value-type="string">
            <text:p>sekt</text:p>
          </table:table-cell>
          <table:table-cell office:value-type="string">
            <text:p>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kt</text:p>
          </table:table-cell>
          <table:table-cell office:value-type="string">
            <text:p>sweep, brush</text:p>
          </table:table-cell>
          <table:table-cell table:number-columns-repeated="4"/>
          <table:table-cell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number-columns-repeated="1007"/>
        </table:table-row>
        <table:table-row table:style-name="ro4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yal</text:p>
          </table:table-cell>
          <table:table-cell office:value-type="string">
            <text:p>clean (channel, intestine)</text:p>
          </table:table-cell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2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yt</text:p>
          </table:table-cell>
          <table:table-cell office:value-type="string">
            <text:p>know a person</text:p>
          </table:table-cell>
          <table:table-cell table:number-columns-repeated="4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ya, si</text:p>
          </table:table-cell>
          <table:table-cell office:value-type="string">
            <text:p>bear a fruit</text:p>
          </table:table-cell>
          <table:table-cell table:number-columns-repeated="4"/>
          <table:table-cell office:value-type="string">
            <text:p>sima (sia)</text:p>
          </table:table-cell>
          <table:table-cell office:value-type="string">
            <text:p>bear fruit</text:p>
          </table:table-cell>
          <table:table-cell table:number-columns-repeated="1007"/>
        </table:table-row>
        <table:table-row table:style-name="ro8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3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kt</text:p>
          </table:table-cell>
          <table:table-cell office:value-type="string">
            <text:p>thread a needle</text:p>
          </table:table-cell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sil</text:p>
          </table:table-cell>
          <table:table-cell office:value-type="string">
            <text:p>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iy</text:p>
          </table:table-cell>
          <table:table-cell office:value-type="string">
            <text:p>be loosened, slip away, escape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sol</text:p>
          </table:table-cell>
          <table:table-cell office:value-type="string">
            <text:p>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sop</text:p>
          </table:table-cell>
          <table:table-cell office:value-type="string">
            <text:p>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wapt</text:p>
          </table:table-cell>
          <table:table-cell office:value-type="string">
            <text:p>sharpen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sot</text:p>
          </table:table-cell>
          <table:table-cell office:value-type="string">
            <text:p>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way</text:p>
          </table:table-cell>
          <table:table-cell office:value-type="string">
            <text:p>lose, be defeated</text:p>
          </table:table-cell>
          <table:table-cell table:number-columns-repeated="1013"/>
        </table:table-row>
        <table:table-row table:style-name="ro1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8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4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8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2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8">
          <table:table-cell office:value-type="string">
            <text:p>t</text:p>
          </table:table-cell>
          <table:table-cell table:number-columns-repeated="2" office:value-type="string">
            <text:p>a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3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7" office:value-type="string">
            <text:p>thɛm</text:p>
          </table:table-cell>
          <table:table-cell office:value-type="string">
            <text:p>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number-columns-repeated="8"/>
          <table:table-cell table:style-name="ce4"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4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tho</text:p>
          </table:table-cell>
          <table:table-cell office:value-type="string">
            <text:p>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wa</text:p>
          </table:table-cell>
          <table:table-cell office:value-type="string">
            <text:p>hear, smell</text:p>
          </table:table-cell>
          <table:table-cell table:number-columns-repeated="1013"/>
        </table:table-row>
        <table:table-row table:style-name="ro1">
          <table:table-cell office:value-type="string">
            <text:p>th</text:p>
          </table:table-cell>
          <table:table-cell table:number-columns-repeated="2"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4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4">
          <table:table-cell office:value-type="string">
            <text:p>th</text:p>
          </table:table-cell>
          <table:table-cell office:value-type="string">
            <text:p>u/oŋ/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1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tikt</text:p>
          </table:table-cell>
          <table:table-cell office:value-type="string">
            <text:p>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4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11"/>
        </table:table-row>
        <table:table-row table:style-name="ro1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2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3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1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2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rt</text:p>
          </table:table-cell>
          <table:table-cell office:value-type="string">
            <text:p>soak with urine</text:p>
          </table:table-cell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1">
          <table:table-cell office:value-type="string">
            <text:p>tɕ</text:p>
          </table:table-cell>
          <table:table-cell office:value-type="string">
            <text:p>a/em</text:p>
          </table:table-cell>
          <table:table-cell office:value-type="string">
            <text:p>m</text:p>
          </table:table-cell>
          <table:table-cell table:style-name="ce3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office:value-type="string">
            <text:p>samt</text:p>
          </table:table-cell>
          <table:table-cell office:value-type="string">
            <text:p>lose</text:p>
          </table:table-cell>
          <table:table-cell table:number-columns-repeated="4"/>
          <table:table-cell table:style-name="ce3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5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2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2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4">
          <table:table-cell office:value-type="string">
            <text:p>tɕh</text:p>
          </table:table-cell>
          <table:table-cell office:value-type="string">
            <text:p>o/u</text:p>
          </table:table-cell>
          <table:table-cell office:value-type="string">
            <text:p>p</text:p>
          </table:table-cell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11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1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1">
          <table:table-cell office:value-type="string">
            <text:p>ts</text:p>
          </table:table-cell>
          <table:table-cell office:value-type="string">
            <text:p>i/ukt</text:p>
          </table:table-cell>
          <table:table-cell office:value-type="string">
            <text:p>kt</text:p>
          </table:table-cell>
          <table:table-cell table:style-name="ce7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1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2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2">
          <table:table-cell office:value-type="string">
            <text:p>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1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8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</text:p>
          </table:table-cell>
          <table:table-cell office:value-type="string">
            <text:p>be hot, spicy</text:p>
          </table:table-cell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2">
          <table:table-cell office:value-type="string">
            <text:p>ts</text:p>
          </table:table-cell>
          <table:table-cell office:value-type="string">
            <text:p>u/okt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string">
            <text:p>tul</text:p>
          </table:table-cell>
          <table:table-cell office:value-type="string">
            <text:p>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l</text:p>
          </table:table-cell>
          <table:table-cell office:value-type="string">
            <text:p>feed, bring up, foster</text:p>
          </table:table-cell>
          <table:table-cell table:number-columns-repeated="1013"/>
        </table:table-row>
        <table:table-row table:style-name="ro8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2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:(s)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8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number-columns-repeated="4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2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8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4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12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10" office:value-type="string">
            <text:p>ema (<text:span text:style-name="T2">esa</text:span><text:span text:style-name="T4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4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7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8">
          <table:table-cell office:value-type="string">
            <text:p>ʔ</text:p>
          </table:table-cell>
          <table:table-cell office:value-type="string">
            <text:p>e/a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1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2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o/ɔ: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8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o/up</text:p>
          </table:table-cell>
          <table:table-cell office:value-type="string">
            <text:p>p</text:p>
          </table:table-cell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11"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4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1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5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8">
          <table:table-cell table:number-columns-repeated="9"/>
          <table:table-cell office:value-type="string">
            <text:p>nur (vm)</text:p>
          </table:table-cell>
          <table:table-cell office:value-type="string">
            <text:p>to be sprained, to be twisted</text:p>
          </table:table-cell>
          <table:table-cell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11"/>
        </table:table-row>
        <table:table-row table:style-name="ro4">
          <table:table-cell table:number-columns-repeated="9"/>
          <table:table-cell office:value-type="string">
            <text:p>nyapt</text:p>
          </table:table-cell>
          <table:table-cell office:value-type="string">
            <text:p>push, push away, press forward</text:p>
          </table:table-cell>
          <table:table-cell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11"/>
        </table:table-row>
        <table:table-row table:style-name="ro3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2">
          <table:table-cell table:number-columns-repeated="15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1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2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15">
          <table:table-cell table:number-columns-repeated="11"/>
          <table:table-cell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2"/>
          <table:table-cell office:value-type="string">
            <text:p>dʰamma (dʰamsu)</text:p>
          </table:table-cell>
          <table:table-cell office:value-type="string">
            <text:p>to throw to the ground.</text:p>
          </table:table-cell>
          <table:table-cell table:number-columns-repeated="1007"/>
        </table:table-row>
        <table:table-row table:style-name="ro12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10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8">
          <table:table-cell table:number-columns-repeated="9"/>
          <table:table-cell table:style-name="ce4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number-columns-repeated="4"/>
          <table:table-cell office:value-type="string">
            <text:p>timma (timu)</text:p>
          </table:table-cell>
          <table:table-cell office:value-type="string">
            <text:p>to press down</text:p>
          </table:table-cell>
          <table:table-cell table:number-columns-repeated="1007"/>
        </table:table-row>
        <table:table-row table:style-name="ro2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2">
          <table:table-cell table:number-columns-repeated="9"/>
          <table:table-cell office:value-type="string">
            <text:p>thuk</text:p>
          </table:table-cell>
          <table:table-cell office:value-type="string">
            <text:p>spit at someone</text:p>
          </table:table-cell>
          <table:table-cell table:number-columns-repeated="4"/>
          <table:table-cell office:value-type="string">
            <text:p>tʰukma (tʰuktu)</text:p>
          </table:table-cell>
          <table:table-cell office:value-type="string">
            <text:p>to spit at someone</text:p>
          </table:table-cell>
          <table:table-cell table:number-columns-repeated="1007"/>
        </table:table-row>
        <table:table-row table:style-name="ro1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1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1">
          <table:table-cell office:value-type="string">
            <text:p>s</text:p>
          </table:table-cell>
          <table:table-cell table:number-columns-repeated="2" office:value-type="string">
            <text:p>i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3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7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2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3"/>
          <table:table-cell table:number-columns-repeated="5"/>
          <table:table-cell office:value-type="string">
            <text:p>lupt</text:p>
          </table:table-cell>
          <table:table-cell office:value-type="string">
            <text:p>cover, hide (lupsi 'dip, immersion')</text:p>
          </table:table-cell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2">
          <table:table-cell office:value-type="string">
            <text:p>dz ~ts</text:p>
          </table:table-cell>
          <table:table-cell office:value-type="string">
            <text:p>u/it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5">
          <table:table-cell table:number-columns-repeated="9"/>
          <table:table-cell table:style-name="ce4" office:value-type="string">
            <text:p>thar</text:p>
          </table:table-cell>
          <table:table-cell office:value-type="string">
            <text:p>bring sth in an upright position by resting it against smth else</text:p>
          </table:table-cell>
          <table:table-cell table:style-name="Default" table:number-columns-repeated="2"/>
          <table:table-cell table:number-columns-repeated="2"/>
          <table:table-cell office:value-type="string">
            <text:p>tʰanma (tʰantu)</text:p>
          </table:table-cell>
          <table:table-cell office:value-type="string">
            <text:p>to make stand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2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2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jwak 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2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2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3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2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1">
          <table:table-cell office:value-type="string">
            <text:p>??</text:p>
          </table:table-cell>
          <table:table-cell table:number-columns-repeated="8"/>
          <table:table-cell office:value-type="string">
            <text:p>mat</text:p>
          </table:table-cell>
          <table:table-cell office:value-type="string">
            <text:p>forget</text:p>
          </table:table-cell>
          <table:table-cell table:style-name="ce5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1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2">
          <table:table-cell table:number-columns-repeated="9"/>
          <table:table-cell office:value-type="string">
            <text:p>li</text:p>
          </table:table-cell>
          <table:table-cell office:value-type="string">
            <text:p>weigh, be heavy</text:p>
          </table:table-cell>
          <table:table-cell table:number-columns-repeated="6"/>
          <table:table-cell office:value-type="string">
            <text:p>ldʑid.po</text:p>
          </table:table-cell>
          <table:table-cell office:value-type="string">
            <text:p>rʑi</text:p>
          </table:table-cell>
          <table:table-cell table:number-columns-repeated="1005"/>
        </table:table-row>
        <table:table-row table:style-name="ro8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2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8">
          <table:table-cell table:number-columns-repeated="9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3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2">
          <table:table-cell office:value-type="string">
            <text:p>n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table:number-columns-repeated="8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2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16" table:number-rows-repeated="6524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5"/>
        <table:table-column table:style-name="co2" table:default-cell-style-name="ce15"/>
        <table:table-column table:style-name="co1" table:default-cell-style-name="ce1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6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7"/>
          <table:table-cell office:value-type="string">
            <text:p>kg</text:p>
          </table:table-cell>
          <table:table-cell table:style-name="ce15" office:value-type="string">
            <text:p>lb</text:p>
          </table:table-cell>
          <table:table-cell table:style-name="ce15" office:value-type="string">
            <text:p>bt</text:p>
          </table:table-cell>
          <table:table-cell table:style-name="ce17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6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6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7"/>
          <table:table-cell table:number-columns-repeated="2" office:value-type="string">
            <text:p>ont</text:p>
          </table:table-cell>
          <table:table-cell/>
          <table:table-cell table:style-name="ce17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6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7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2" office:value-type="string">
            <text:p>ponma (poya</text:p>
          </table:table-cell>
        </table:table-row>
        <table:table-row table:style-name="ro16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7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6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7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3" office:value-type="string">
            <text:p>bʰokma (bʰoktu)</text:p>
          </table:table-cell>
        </table:table-row>
        <table:table-row table:style-name="ro16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7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6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7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7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6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uŋ</text:p>
          </table:table-cell>
          <table:table-cell table:number-columns-repeated="2" table:style-name="ce15" office:value-type="string">
            <text:p>uŋ</text:p>
          </table:table-cell>
          <table:table-cell table:style-name="ce17"/>
          <table:table-cell table:style-name="ce15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6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7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5" office:value-type="string">
            <text:p>patma, para / butma (buttu) « to call »</text:p>
          </table:table-cell>
        </table:table-row>
        <table:table-row table:style-name="ro16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6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7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6">
          <table:table-cell/>
          <table:table-cell office:value-type="string">
            <text:p>d</text:p>
          </table:table-cell>
          <table:table-cell table:style-name="ce16" office:value-type="string">
            <text:p>t</text:p>
          </table:table-cell>
          <table:table-cell office:value-type="string">
            <text:p>t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7"/>
          <table:table-cell table:style-name="ce15" office:value-type="string">
            <text:p>dok</text:p>
          </table:table-cell>
          <table:table-cell office:value-type="string">
            <text:p>be enough</text:p>
          </table:table-cell>
          <table:table-cell table:style-name="ce16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6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7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7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6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7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7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6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7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6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7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6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7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6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7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6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7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6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6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7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7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6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7"/>
          <table:table-cell table:number-columns-repeated="3" office:value-type="string">
            <text:p>a</text:p>
          </table:table-cell>
          <table:table-cell table:style-name="ce17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6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7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6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7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6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7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6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7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6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ŋ</text:p>
          </table:table-cell>
          <table:table-cell table:style-name="ce15" office:value-type="string">
            <text:p>uŋ</text:p>
          </table:table-cell>
          <table:table-cell/>
          <table:table-cell table:style-name="ce17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6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7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6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7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7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6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table:style-name="ce16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6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7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6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7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6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7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6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7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6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7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6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7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6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7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6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7"/>
          <table:table-cell table:style-name="ce15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6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7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6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table:number-columns-repeated="2" office:value-type="string">
            <text:p>a</text:p>
          </table:table-cell>
          <table:table-cell/>
          <table:table-cell table:style-name="ce17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6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7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6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7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6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7"/>
          <table:table-cell table:style-name="ce15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6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7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6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7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20"/>
          <table:table-cell table:style-name="ce20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16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7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6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7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6">
          <table:table-cell/>
          <table:table-cell table:number-columns-repeated="3" office:value-type="string">
            <text:p>h</text:p>
          </table:table-cell>
          <table:table-cell table:style-name="ce17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7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6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7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6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table:number-columns-repeated="2" office:value-type="string">
            <text:p>um</text:p>
          </table:table-cell>
          <table:table-cell/>
          <table:table-cell table:style-name="ce17"/>
          <table:table-cell table:style-name="ce15" office:value-type="string">
            <text:p>ɦuŋ</text:p>
          </table:table-cell>
          <table:table-cell office:value-type="string">
            <text:p>wait for</text:p>
          </table:table-cell>
          <table:table-cell table:style-name="ce21"/>
          <table:table-cell office:value-type="string">
            <text:p>huŋma (huŋu)</text:p>
          </table:table-cell>
        </table:table-row>
        <table:table-row table:style-name="ro16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7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6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7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7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7"/>
          <table:table-cell/>
          <table:table-cell table:number-columns-repeated="2" office:value-type="string">
            <text:p>uŋ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7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6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6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12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7"/>
          <table:table-cell table:number-columns-repeated="2"/>
          <table:table-cell office:value-type="string">
            <text:p>uk</text:p>
          </table:table-cell>
          <table:table-cell table:style-name="ce17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20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7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7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7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7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 table:number-columns-repeated="2"/>
          <table:table-cell table:style-name="ce17"/>
          <table:table-cell office:value-type="string">
            <text:p>u</text:p>
          </table:table-cell>
          <table:table-cell/>
          <table:table-cell table:style-name="ce15" office:value-type="string">
            <text:p>u</text:p>
          </table:table-cell>
          <table:table-cell table:style-name="ce17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7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a</text:p>
          </table:table-cell>
          <table:table-cell table:number-columns-repeated="2"/>
          <table:table-cell table:style-name="ce17"/>
          <table:table-cell table:style-name="ce15" office:value-type="string">
            <text:p>kur</text:p>
          </table:table-cell>
          <table:table-cell office:value-type="string">
            <text:p>carry</text:p>
          </table:table-cell>
          <table:table-cell table:style-name="ce19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6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7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7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20" office:value-type="string">
            <text:p>kapma, <text:span text:style-name="T2">kaptu</text:span></text:p>
          </table:table-cell>
        </table:table-row>
        <table:table-row table:style-name="ro16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7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2" office:value-type="string">
            <text:p>kʰonma, kʰonta</text:p>
          </table:table-cell>
        </table:table-row>
        <table:table-row table:style-name="ro16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6">
          <table:table-cell/>
          <table:table-cell table:number-columns-repeated="3" office:value-type="string">
            <text:p>kh</text:p>
          </table:table-cell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7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6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7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6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table:number-columns-repeated="2" office:value-type="string">
            <text:p>iŋ</text:p>
          </table:table-cell>
          <table:table-cell/>
          <table:table-cell table:style-name="ce17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6">
          <table:table-cell/>
          <table:table-cell office:value-type="string">
            <text:p>kh</text:p>
          </table:table-cell>
          <table:table-cell table:number-columns-repeated="2"/>
          <table:table-cell table:style-name="ce17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7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7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5" office:value-type="string">
            <text:p>kʰonma (kʰolu)</text:p>
          </table:table-cell>
        </table:table-row>
        <table:table-row table:style-name="ro16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7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6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7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6">
          <table:table-cell/>
          <table:table-cell table:number-columns-repeated="3" office:value-type="string">
            <text:p>l</text:p>
          </table:table-cell>
          <table:table-cell table:style-name="ce17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7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table:number-columns-repeated="3" office:value-type="string">
            <text:p>uk</text:p>
          </table:table-cell>
          <table:table-cell table:style-name="ce17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ɛ</text:p>
          </table:table-cell>
          <table:table-cell table:number-columns-repeated="2"/>
          <table:table-cell table:style-name="ce17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7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7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7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6">
          <table:table-cell/>
          <table:table-cell table:number-columns-repeated="2" office:value-type="string">
            <text:p>l</text:p>
          </table:table-cell>
          <table:table-cell/>
          <table:table-cell table:style-name="ce17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7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7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7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6">
          <table:table-cell/>
          <table:table-cell table:number-columns-repeated="2" office:value-type="string">
            <text:p>l</text:p>
          </table:table-cell>
          <table:table-cell/>
          <table:table-cell table:style-name="ce17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7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6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7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6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7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6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7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6">
          <table:table-cell/>
          <table:table-cell table:number-columns-repeated="2" office:value-type="string">
            <text:p>m</text:p>
          </table:table-cell>
          <table:table-cell/>
          <table:table-cell table:style-name="ce17"/>
          <table:table-cell/>
          <table:table-cell table:number-columns-repeated="2" office:value-type="string">
            <text:p>akt</text:p>
          </table:table-cell>
          <table:table-cell table:style-name="ce17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6">
          <table:table-cell/>
          <table:table-cell office:value-type="string">
            <text:p>m</text:p>
          </table:table-cell>
          <table:table-cell table:number-columns-repeated="2"/>
          <table:table-cell table:style-name="ce17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7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6">
          <table:table-cell/>
          <table:table-cell table:number-columns-repeated="3" office:value-type="string">
            <text:p>m</text:p>
          </table:table-cell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7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6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7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6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7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6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7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6">
          <table:table-cell/>
          <table:table-cell table:number-columns-repeated="3" office:value-type="string">
            <text:p>n</text:p>
          </table:table-cell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7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6">
          <table:table-cell/>
          <table:table-cell table:number-columns-repeated="3" office:value-type="string">
            <text:p>n</text:p>
          </table:table-cell>
          <table:table-cell table:style-name="ce17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7"/>
          <table:table-cell table:style-name="ce15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6">
          <table:table-cell/>
          <table:table-cell table:number-columns-repeated="3" office:value-type="string">
            <text:p>n</text:p>
          </table:table-cell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7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9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6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7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6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7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7"/>
          <table:table-cell table:style-name="ce18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6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7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7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6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7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6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7"/>
          <table:table-cell table:style-name="ce16" office:value-type="string">
            <text:p>pott</text:p>
          </table:table-cell>
          <table:table-cell office:value-type="string">
            <text:p>blossom</text:p>
          </table:table-cell>
          <table:table-cell table:style-name="ce16"/>
          <table:table-cell office:value-type="string">
            <text:p>batma, bara</text:p>
          </table:table-cell>
        </table:table-row>
        <table:table-row table:style-name="ro16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7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7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6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6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7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6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7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7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6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7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6">
          <table:table-cell/>
          <table:table-cell table:number-columns-repeated="2" office:value-type="string">
            <text:p>ph</text:p>
          </table:table-cell>
          <table:table-cell/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7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6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4" office:value-type="string">
            <text:p>pʰama (pʰasu)</text:p>
          </table:table-cell>
        </table:table-row>
        <table:table-row table:style-name="ro16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7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7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6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7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6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6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7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6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7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6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7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6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7"/>
          <table:table-cell table:style-name="ce15" office:value-type="string">
            <text:p>ruŋt</text:p>
          </table:table-cell>
          <table:table-cell office:value-type="string">
            <text:p>tremble, shiver</text:p>
          </table:table-cell>
          <table:table-cell table:style-name="ce16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6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7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6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/>
          <table:table-cell table:number-columns-repeated="2" office:value-type="string">
            <text:p>ak</text:p>
          </table:table-cell>
          <table:table-cell table:style-name="ce17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6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6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7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6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7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6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7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6">
          <table:table-cell/>
          <table:table-cell table:number-columns-repeated="3" office:value-type="string">
            <text:p>s</text:p>
          </table:table-cell>
          <table:table-cell table:style-name="ce17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7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6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7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7"/>
          <table:table-cell table:style-name="ce16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6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7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7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7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7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7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6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7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7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7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7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7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7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7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7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7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6">
          <table:table-cell/>
          <table:table-cell office:value-type="string">
            <text:p>t</text:p>
          </table:table-cell>
          <table:table-cell table:number-columns-repeated="2"/>
          <table:table-cell table:style-name="ce17"/>
          <table:table-cell office:value-type="string">
            <text:p>u</text:p>
          </table:table-cell>
          <table:table-cell/>
          <table:table-cell table:style-name="ce15" office:value-type="string">
            <text:p>u</text:p>
          </table:table-cell>
          <table:table-cell table:style-name="ce17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7"/>
          <table:table-cell table:number-columns-repeated="2" office:value-type="string">
            <text:p>a</text:p>
          </table:table-cell>
          <table:table-cell/>
          <table:table-cell table:style-name="ce17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6">
          <table:table-cell/>
          <table:table-cell table:number-columns-repeated="2" office:value-type="string">
            <text:p>th</text:p>
          </table:table-cell>
          <table:table-cell/>
          <table:table-cell table:style-name="ce17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7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6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6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7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7"/>
          <table:table-cell table:style-name="ce16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7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7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7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7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7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7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7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7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7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7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6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7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6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7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6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7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7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9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6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7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6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7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6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6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aŋ</text:p>
          </table:table-cell>
          <table:table-cell table:style-name="ce15" office:value-type="string">
            <text:p>aŋt</text:p>
          </table:table-cell>
          <table:table-cell/>
          <table:table-cell table:style-name="ce17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6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7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6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7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6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/>
          <table:table-cell table:number-columns-repeated="2" office:value-type="string">
            <text:p>aŋ</text:p>
          </table:table-cell>
          <table:table-cell table:style-name="ce17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6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7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6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7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6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7"/>
          <table:table-cell table:style-name="ce16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6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7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6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7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6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7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9" office:value-type="string">
            <text:p>ɔˀr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20" office:value-type="string">
            <text:p>ema (<text:span text:style-name="T2">esa</text:span><text:span text:style-name="T4">)</text:span></text:p>
          </table:table-cell>
        </table:table-row>
        <table:table-row table:style-name="ro16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7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6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7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6">
          <table:table-cell/>
          <table:table-cell table:number-columns-repeated="3" office:value-type="string">
            <text:p>ʔ</text:p>
          </table:table-cell>
          <table:table-cell table:style-name="ce17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7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6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7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6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table:number-columns-repeated="2" office:value-type="string">
            <text:p>i</text:p>
          </table:table-cell>
          <table:table-cell/>
          <table:table-cell table:style-name="ce17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6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7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6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7"/>
          <table:table-cell/>
          <table:table-cell table:number-columns-repeated="2" office:value-type="string">
            <text:p>apt</text:p>
          </table:table-cell>
          <table:table-cell table:style-name="ce17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6">
          <table:table-cell table:number-columns-repeated="4"/>
          <table:table-cell table:style-name="ce17"/>
          <table:table-cell table:number-columns-repeated="3"/>
          <table:table-cell table:style-name="ce17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6">
          <table:table-cell table:number-columns-repeated="3"/>
          <table:table-cell office:value-type="string">
            <text:p>t</text:p>
          </table:table-cell>
          <table:table-cell table:style-name="ce17"/>
          <table:table-cell office:value-type="string">
            <text:p>it</text:p>
          </table:table-cell>
          <table:table-cell table:number-columns-repeated="2"/>
          <table:table-cell table:style-name="ce17"/>
          <table:table-cell table:number-columns-repeated="3"/>
          <table:table-cell office:value-type="string">
            <text:p>tukma, tu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th</text:p>
          </table:table-cell>
          <table:table-cell table:style-name="ce17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7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7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6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7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7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k</text:p>
          </table:table-cell>
          <table:table-cell table:style-name="ce17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7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6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7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7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l</text:p>
          </table:table-cell>
          <table:table-cell table:style-name="ce17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7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w</text:p>
          </table:table-cell>
          <table:table-cell table:style-name="ce17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7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7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l</text:p>
          </table:table-cell>
          <table:table-cell table:style-name="ce17"/>
          <table:table-cell office:value-type="string">
            <text:p>opt</text:p>
          </table:table-cell>
          <table:table-cell table:number-columns-repeated="2" table:style-name="ce15" office:value-type="string">
            <text:p>opt</text:p>
          </table:table-cell>
          <table:table-cell table:style-name="ce17"/>
          <table:table-cell table:style-name="ce19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c</text:p>
          </table:table-cell>
          <table:table-cell table:style-name="ce17"/>
          <table:table-cell office:value-type="string">
            <text:p>ok</text:p>
          </table:table-cell>
          <table:table-cell table:style-name="ce16" office:value-type="string">
            <text:p>ɛkt</text:p>
          </table:table-cell>
          <table:table-cell office:value-type="string">
            <text:p>ak</text:p>
          </table:table-cell>
          <table:table-cell table:style-name="ce17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6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7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7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6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7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7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h</text:p>
          </table:table-cell>
          <table:table-cell table:style-name="ce17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7"/>
          <table:table-cell table:number-columns-repeated="2"/>
          <table:table-cell office:value-type="string">
            <text:p>hiŋ</text:p>
          </table:table-cell>
          <table:table-cell table:style-name="ce20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m</text:p>
          </table:table-cell>
          <table:table-cell table:style-name="ce17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7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6">
          <table:table-cell table:number-columns-repeated="2"/>
          <table:table-cell table:number-columns-repeated="2" office:value-type="string">
            <text:p>m</text:p>
          </table:table-cell>
          <table:table-cell table:style-name="ce17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7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6" table:number-rows-repeated="65336">
          <table:table-cell table:number-columns-repeated="13"/>
        </table:table-row>
        <table:table-row table:style-name="ro16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6">
          <table:table-cell/>
        </table:table-row>
      </table:table>
      <table:database-ranges>
        <table:database-range table:target-range-address="Feuille1.A1:Feuille1.AMJ655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/02/2016</text:date>, <text:time>17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22T17:03:12.82</dc:date>
    <meta:editing-duration>PT21H26M43S</meta:editing-duration>
    <meta:editing-cycles>265</meta:editing-cycles>
    <meta:generator>OpenOffice.org/3.0$Win32 OpenOffice.org_project/300m15$Build-9379</meta:generator>
    <meta:document-statistic meta:table-count="3" meta:cell-count="4211" meta:object-count="0"/>
    <meta:user-defined meta:name="Info 1"/>
    <meta:user-defined meta:name="Info 2"/>
    <meta:user-defined meta:name="Info 3"/>
    <meta:user-defined meta:name="Info 4"/>
  </office:meta>
</office:document-meta>
</file>